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12.68mm" fo:break-before="auto" style:use-optimal-row-height="true"/>
    </style:style>
    <style:style style:name="ro6" style:family="table-row">
      <style:table-row-properties style:row-height="16.74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ackground-color="#c5000b"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cc" fo:font-weight="bold" style:font-weight-asian="bold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Projektplan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KW 20</text:p>
          </table:table-cell>
          <table:table-cell table:style-name="ce3" office:value-type="string" calcext:value-type="string">
            <text:p>KW 21</text:p>
          </table:table-cell>
          <table:table-cell table:style-name="ce3" office:value-type="string" calcext:value-type="string">
            <text:p>KW 22</text:p>
          </table:table-cell>
          <table:table-cell table:style-name="ce3" office:value-type="string" calcext:value-type="string">
            <text:p>KW 23</text:p>
          </table:table-cell>
          <table:table-cell table:style-name="ce3" office:value-type="string" calcext:value-type="string">
            <text:p>KW 24</text:p>
          </table:table-cell>
          <table:table-cell table:style-name="ce3" office:value-type="string" calcext:value-type="string">
            <text:p>KW 25</text:p>
          </table:table-cell>
          <table:table-cell table:style-name="ce16" office:value-type="string" calcext:value-type="string">
            <text:p>KW 26 (25.6.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Absprache (14.5.)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yle Tiles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Entwicklung von Modulen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Absprache Style Tiles (26.5.)</text:p>
          </table:table-cell>
          <table:table-cell table:style-name="ce5" office:value-type="string" calcext:value-type="string" table:number-columns-spanned="3" table:number-rows-spanned="1">
            <text:p>HTML-Prototyp</text:p>
          </table:table-cell>
          <table:covered-table-cell table:number-columns-repeated="2" table:style-name="ce6"/>
          <table:table-cell table:style-name="ce6"/>
          <table:table-cell table:number-columns-repeated="1016"/>
        </table:table-row>
        <table:table-row table:style-name="ro1">
          <table:table-cell/>
          <table:table-cell table:style-name="ce7" table:number-columns-repeated="5"/>
          <table:table-cell table:style-name="ce13" office:value-type="string" calcext:value-type="string" table:number-columns-spanned="2" table:number-rows-spanned="1">
            <text:p>Dokumentation + Timeline</text:p>
          </table:table-cell>
          <table:covered-table-cell table:style-name="ce17"/>
          <table:table-cell table:number-columns-repeated="1016"/>
        </table:table-row>
        <table:table-row table:style-name="ro1" table:number-rows-repeated="6">
          <table:table-cell/>
          <table:table-cell table:style-name="ce7" table:number-columns-repeated="7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3">
          <table:table-cell/>
          <table:table-cell table:style-name="ce8" office:value-type="string" calcext:value-type="string">
            <text:p>Weitere Bedingungen: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Reale Inhalte für die Website</text:p>
          </table:table-cell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Einwilligung der Firma</text:p>
          </table:table-cell>
          <table:table-cell table:number-columns-repeated="1022"/>
        </table:table-row>
        <table:table-row table:style-name="ro4">
          <table:table-cell/>
          <table:table-cell table:style-name="ce10"/>
          <table:table-cell/>
          <table:table-cell table:style-name="ce11" office:value-type="string" calcext:value-type="string" table:number-columns-spanned="4" table:number-rows-spanned="1">
            <text:p>Timeline</text:p>
          </table:table-cell>
          <table:covered-table-cell table:number-columns-repeated="3" table:style-name="ce12"/>
          <table:table-cell/>
          <table:table-cell office:value-type="string" calcext:value-type="string">
            <text:p>Benötigte Informationen von Philipp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Konzept und Style Tiles</text:p>
          </table:table-cell>
          <table:table-cell table:number-columns-repeated="2"/>
          <table:table-cell table:style-name="ce14" office:value-type="date" office:date-value="2015-05-14" calcext:value-type="date">
            <text:p>14.05.15</text:p>
          </table:table-cell>
          <table:table-cell/>
          <table:table-cell office:value-type="string" calcext:value-type="string">
            <text:p>Telefax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rstellen der Style Tiles</text:p>
          </table:table-cell>
          <table:table-cell table:number-columns-repeated="2"/>
          <table:table-cell office:value-type="string" calcext:value-type="string">
            <text:p>KW 21</text:p>
          </table:table-cell>
          <table:table-cell/>
          <table:table-cell office:value-type="string" calcext:value-type="string">
            <text:p>Telefon Sekrätariat + E-Mail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und Auswahl von Style Tile</text:p>
          </table:table-cell>
          <table:table-cell table:number-columns-repeated="2"/>
          <table:table-cell table:style-name="ce14" office:value-type="date" office:date-value="2015-05-26" calcext:value-type="date">
            <text:p>26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ntwicklung der Module auf Grundlage Style Tile 3</text:p>
          </table:table-cell>
          <table:table-cell table:number-columns-repeated="2"/>
          <table:table-cell table:style-name="ce14"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Quellenangabe (hinzugefügt bzw. definiert, da dies benötigt wird)</text:p>
          </table:table-cell>
          <table:table-cell table:number-columns-repeated="2"/>
          <table:table-cell table:style-name="ce14"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Link Hover von Italic zu Highlightfarbe und text-decoration geändert</text:p>
          </table:table-cell>
          <table:table-cell table:number-columns-repeated="2"/>
          <table:table-cell table:style-name="ce14"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Schriftart Fliesstext von Kreon auf Noto Serif (Lesbarkeit, Prof. Eindruck, etc bla)</text:p>
          </table:table-cell>
          <table:table-cell table:number-columns-repeated="2"/>
          <table:table-cell table:style-name="ce14" office:value-type="date" office:date-value="2015-06-02" calcext:value-type="date">
            <text:p>02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angepasst (Referenz Light Sea Green) → Anpassung an Polarlichter</text:p>
          </table:table-cell>
          <table:table-cell table:number-columns-repeated="2"/>
          <table:table-cell table:style-name="ce14"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Noto Serif auf Merryweather (Noto zu geringe Laufweite)</text:p>
          </table:table-cell>
          <table:table-cell table:number-columns-repeated="2"/>
          <table:table-cell table:style-name="ce14"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Scada</text:p>
          </table:table-cell>
          <table:table-cell table:number-columns-repeated="2"/>
          <table:table-cell table:style-name="ce14"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Menüs (Screenshot einfügen vorher nachher) → Firmenname nun mit Farbe hinterlegt und Menü ohne Hintergrundfarbe</text:p>
          </table:table-cell>
          <table:table-cell table:number-columns-repeated="2"/>
          <table:table-cell table:style-name="ce14"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og Eintrag – Repositionierung des Erstellers und des Erstelldatums | Umbenennung von Autor zu von und Datum zu am</text:p>
          </table:table-cell>
          <table:table-cell table:number-columns-repeated="2"/>
          <table:table-cell table:style-name="ce14"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– Repositionierung des Firmenlogos und hinzufügen des Firmennamens als Text</text:p>
          </table:table-cell>
          <table:table-cell table:number-columns-repeated="2"/>
          <table:table-cell table:style-name="ce14"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Galerie Elementes</text:p>
          </table:table-cell>
          <table:table-cell table:number-columns-repeated="2"/>
          <table:table-cell table:style-name="ce14"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Cabin (Vermeidung zu vieler versch. Schriftarten u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essere Lesbarkeit von Cabin auch bei kleinen Schriftgrößen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nü – Tausch der Farben für Active und Ho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alerie – Hover Texthintergrund Orange und Textfarbe Schwarz</text:p>
          </table:table-cell>
          <table:table-cell table:number-columns-repeated="1020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- Tausch Firmenname und Logo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weniger Sättigung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inks – Normal (Underline) – Hover (Underline + Farbe)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onts lokal ablegen und mit font-face einbinden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enerell letter-spacing und line-heigh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ließtext – prüfen ob Noto nicht doch besser geeigne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Erstellen der finalen Grundstruktur der Website (HTML) / CSS aufräumen</text:p>
          </table:table-cell>
          <table:table-cell table:number-columns-repeated="2"/>
          <table:table-cell table:style-name="ce14" office:value-type="date" office:date-value="2015-08-04" calcext:value-type="date">
            <text:p>04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Erstellen der einzelnen Seiten und Anpassung CSS (Footer Link Hover Orange)</text:p>
            <text:p>Aufbau Blog Eintrag</text:p>
            <text:p>Aufbau Referenz Eintrag</text:p>
          </table:table-cell>
          <table:table-cell table:number-columns-repeated="2"/>
          <table:table-cell table:style-name="ce14" office:value-type="date" office:date-value="2015-08-06" calcext:value-type="date">
            <text:p>0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Erstellen der Kontaktinformationen (Side Element) für Über uns, Kontakt und Karriere </text:p>
            <text:p>Reorganisation bzw. optimieren des CSS Codes</text:p>
            <text:p>Erstellen des Submenüs für</text:p>
            <text:p>Erstellen Kontaktformular</text:p>
          </table:table-cell>
          <table:table-cell table:number-columns-repeated="2"/>
          <table:table-cell table:style-name="ce14" office:value-type="date" office:date-value="2015-08-11" calcext:value-type="date">
            <text:p>11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Erstellen, Dienstleistungen, om, se, wm, pa</text:p>
            <text:p>Fertigstellen Kontaktformular</text:p>
            <text:p>CSS Style Zitate</text:p>
          </table:table-cell>
          <table:table-cell table:number-columns-repeated="2"/>
          <table:table-cell table:style-name="ce14" office:value-type="date" office:date-value="2015-08-12" calcext:value-type="date">
            <text:p>12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Schrifarten lokal via font-face laden → da via import Probleme unter Linux und MacOS</text:p>
            <text:p>Sub Menü Über uns, Kontakt, Karriere an Aufbau von Dienstleistungen anpassen</text:p>
            <text:p>Bootstrap Responsive Vorbereitung und Test</text:p>
          </table:table-cell>
          <table:table-cell table:number-columns-repeated="2"/>
          <table:table-cell table:style-name="ce14" office:value-type="date" office:date-value="2015-08-13" calcext:value-type="date">
            <text:p>13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Mobile Responsive Navigation Tests</text:p>
            <text:p>Media Queries für small und medium</text:p>
            <text:p>Bootstrap Grid Tests</text:p>
          </table:table-cell>
          <table:table-cell table:number-columns-repeated="2"/>
          <table:table-cell table:style-name="ce14" office:value-type="date" office:date-value="2015-08-14" calcext:value-type="date">
            <text:p>14.08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organisation Stylesheets (Trennung von Design, Verhalten)</text:p>
          </table:table-cell>
          <table:table-cell table:number-columns-repeated="2"/>
          <table:table-cell table:style-name="ce14" office:value-type="date" office:date-value="2015-08-18" calcext:value-type="date">
            <text:p>18.08.1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.00.0000</text:date>, <text:time style:data-style-name="N2" text:time-value="13:46:12.31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38:22.372000000</meta:creation-date>
    <dc:date>2015-08-18T14:38:13.632000000</dc:date>
    <meta:editing-duration>P1DT1H5M34S</meta:editing-duration>
    <meta:editing-cycles>42</meta:editing-cycles>
    <meta:generator>LibreOffice/5.0.0.5$Windows_X86_64 LibreOffice_project/1b1a90865e348b492231e1c451437d7a15bb262b</meta:generator>
    <meta:document-statistic meta:table-count="1" meta:cell-count="79" meta:object-count="0"/>
  </office:meta>
</office:document-meta>
</file>